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Bookman Old Style" svg:font-family="'Bookman Old Style', 'Bookman Old Style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itleTable" style:family="table">
      <style:table-properties style:width="17.013cm" fo:margin-left="0cm" table:align="left"/>
    </style:style>
    <style:style style:name="TitleTable.A" style:family="table-column">
      <style:table-column-properties style:column-width="6.403cm"/>
    </style:style>
    <style:style style:name="TitleTable.B" style:family="table-column">
      <style:table-column-properties style:column-width="4.93cm"/>
    </style:style>
    <style:style style:name="TitleTable.C" style:family="table-column">
      <style:table-column-properties style:column-width="5.68cm"/>
    </style:style>
    <style:style style:name="TitleTable.A1" style:family="table-cell">
      <style:table-cell-properties fo:padding="0cm" fo:border="none"/>
    </style:style>
    <style:style style:name="HeaderTable" style:family="table">
      <style:table-properties style:width="17cm" table:align="margins"/>
    </style:style>
    <style:style style:name="HeaderTable.A" style:family="table-column">
      <style:table-column-properties style:column-width="8.5cm" style:rel-column-width="32767*"/>
    </style:style>
    <style:style style:name="HeaderTable.B" style:family="table-column">
      <style:table-column-properties style:column-width="8.5cm" style:rel-column-width="32768*"/>
    </style:style>
    <style:style style:name="HeaderTabl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HeaderTable.B1" style:family="table-cell">
      <style:table-cell-properties fo:padding="0.097cm" fo:border="0.002cm solid #000000"/>
    </style:style>
    <style:style style:name="HeaderTable.A2" style:family="table-cell">
      <style:table-cell-properties fo:padding="0.097cm" fo:border-left="0.002cm solid #000000" fo:border-right="none" fo:border-top="none" fo:border-bottom="0.002cm solid #000000"/>
    </style:style>
    <style:style style:name="HeaderTable.B2" style:family="table-cell">
      <style:table-cell-properties fo:padding="0.097cm" fo:border-left="0.002cm solid #000000" fo:border-right="0.002cm solid #000000" fo:border-top="none" fo:border-bottom="0.002cm solid #000000"/>
    </style:style>
    <style:style style:name="HeaderTable.B11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CargoInspectionTable" style:family="table">
      <style:table-properties style:width="17cm" table:align="margins"/>
    </style:style>
    <style:style style:name="CargoInspectionTable.A" style:family="table-column">
      <style:table-column-properties style:column-width="8.5cm" style:rel-column-width="32767*"/>
    </style:style>
    <style:style style:name="CargoInspectionTable.B" style:family="table-column">
      <style:table-column-properties style:column-width="8.5cm" style:rel-column-width="32768*"/>
    </style:style>
    <style:style style:name="CargoInspectionTable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style:font-name="Bookman Old Style" fo:font-size="12pt" style:font-name-asian="Bookman Old Style" style:font-size-asian="12pt" style:font-name-complex="Bookman Old Style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Bookman Old Style" fo:font-size="10pt" style:font-name-asian="Bookman Old Style" style:font-size-asian="10pt" style:font-name-complex="Bookman Old Style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Bookman Old Style" fo:font-size="10pt" fo:language="en" fo:country="US" style:font-name-asian="Bookman Old Style" style:font-size-asian="10pt" style:font-name-complex="Bookman Old Style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color="#0047ff" style:font-name="Bookman Old Style" fo:font-size="10pt" fo:language="en" fo:country="US" style:font-name-asian="Bookman Old Style" style:font-size-asian="10pt" style:font-name-complex="Bookman Old Style" style:font-size-complex="10pt"/>
    </style:style>
    <style:style style:name="P8" style:family="paragraph" style:parent-style-name="Default">
      <style:paragraph-properties fo:text-align="center" style:justify-single-word="false" style:text-autospace="none"/>
    </style:style>
    <style:style style:name="P9" style:family="paragraph" style:parent-style-name="Default">
      <style:paragraph-properties fo:text-align="center" style:justify-single-word="false" style:text-autospace="none"/>
      <style:text-properties fo:color="#0047ff"/>
    </style:style>
    <style:style style:name="P10" style:family="paragraph" style:parent-style-name="Default">
      <style:paragraph-properties fo:text-align="start" style:justify-single-word="false" style:text-autospace="none"/>
      <style:text-properties fo:color="#0047ff"/>
    </style:style>
    <style:style style:name="P11" style:family="paragraph" style:parent-style-name="Default">
      <style:paragraph-properties fo:text-align="center" style:justify-single-word="false" style:text-autospace="none"/>
      <style:text-properties fo:color="#666600" style:text-line-through-style="none" style:font-name="Bookman Old Style" fo:font-size="14pt" style:text-underline-style="none" fo:font-weight="normal" style:font-name-asian="Bookman Old Style" style:font-size-asian="14pt" style:font-weight-asian="normal" style:font-name-complex="Bookman Old Style" style:font-size-complex="14pt" style:font-weight-complex="normal"/>
    </style:style>
    <style:style style:name="P12" style:family="paragraph" style:parent-style-name="Default">
      <style:paragraph-properties style:text-autospace="none"/>
      <style:text-properties fo:font-weight="normal" style:font-weight-asian="normal" style:font-weight-complex="normal"/>
    </style:style>
    <style:style style:name="P13" style:family="paragraph" style:parent-style-name="Default">
      <style:paragraph-properties fo:margin-top="0cm" fo:margin-bottom="0cm" style:text-autospace="none"/>
      <style:text-properties fo:language="en" fo:country="US" fo:font-weight="normal" style:font-weight-asian="normal" style:font-weight-complex="normal"/>
    </style:style>
    <style:style style:name="P14" style:family="paragraph" style:parent-style-name="Default">
      <style:paragraph-properties fo:text-align="center" style:justify-single-word="false"/>
      <style:text-properties fo:font-size="9pt" fo:language="en" fo:country="US" fo:font-style="italic"/>
    </style:style>
    <style:style style:name="P15" style:family="paragraph" style:parent-style-name="Default">
      <style:paragraph-properties fo:text-align="center" style:justify-single-word="false" style:text-autospace="none"/>
      <style:text-properties fo:color="#000000" style:text-line-through-style="none" style:font-name="Bookman Old Style" fo:font-size="14pt" style:text-underline-style="none" fo:font-weight="bold" style:font-name-asian="Bookman Old Style" style:font-size-asian="14pt" style:font-weight-asian="bold" style:font-name-complex="Bookman Old Style" style:font-size-complex="14pt" style:font-weight-complex="bold"/>
    </style:style>
    <style:style style:name="P16" style:family="paragraph" style:parent-style-name="Default">
      <style:paragraph-properties style:text-autospace="none"/>
      <style:text-properties fo:color="#000000" style:font-name="Bookman Old Style" fo:font-size="11.5pt" fo:font-style="italic" fo:font-weight="normal" style:font-name-asian="Bookman Old Style" style:font-size-asian="11.5pt" style:font-style-asian="italic" style:font-weight-asian="normal" style:font-name-complex="Bookman Old Style" style:font-size-complex="11.5pt" style:font-style-complex="italic" style:font-weight-complex="normal"/>
    </style:style>
    <style:style style:name="P17" style:family="paragraph" style:parent-style-name="Default">
      <style:paragraph-properties fo:text-align="center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18" style:family="paragraph" style:parent-style-name="Default">
      <style:paragraph-properties fo:text-align="start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19" style:family="paragraph" style:parent-style-name="Default" style:list-style-name="L1">
      <style:paragraph-properties fo:margin-top="0cm" fo:margin-bottom="0.22cm" style:text-autospace="none"/>
      <style:text-properties fo:font-weight="normal" style:font-weight-asian="normal" style:font-weight-complex="normal"/>
    </style:style>
    <style:style style:name="P20" style:family="paragraph" style:parent-style-name="Default" style:list-style-name="L1">
      <style:paragraph-properties fo:margin-top="0cm" fo:margin-bottom="0cm" style:text-autospace="none"/>
      <style:text-properties fo:font-weight="normal" style:font-weight-asian="normal" style:font-weight-complex="normal"/>
    </style:style>
    <style:style style:name="P21" style:family="paragraph" style:parent-style-name="Default">
      <style:paragraph-properties fo:margin-top="0cm" fo:margin-bottom="0cm" style:text-autospace="none"/>
      <style:text-properties fo:color="#000000" style:text-line-through-style="none" style:font-name="Bookman Old Style" fo:font-size="11.5pt" fo:font-style="normal" style:text-underline-style="none" fo:font-weight="normal" style:font-name-asian="Bookman Old Style" style:font-size-asian="11.5pt" style:font-style-asian="normal" style:font-weight-asian="normal" style:font-name-complex="Bookman Old Style" style:font-size-complex="11.5pt" style:font-style-complex="normal" style:font-weight-complex="normal"/>
    </style:style>
    <style:style style:name="P22" style:family="paragraph" style:parent-style-name="Default" style:list-style-name="L2">
      <style:paragraph-properties fo:margin-top="0cm" fo:margin-bottom="0cm" style:text-autospace="none"/>
      <style:text-properties fo:language="ru" fo:country="RU"/>
    </style:style>
    <style:style style:name="P23" style:family="paragraph" style:parent-style-name="Table_20_Contents">
      <style:paragraph-properties fo:text-align="center" style:justify-single-word="false"/>
      <style:text-properties style:font-name="Bookman Old Style" fo:font-size="10pt" fo:language="en" fo:country="US" style:font-name-asian="Bookman Old Style" style:font-size-asian="10pt" style:font-name-complex="Bookman Old Style" style:font-size-complex="10pt"/>
    </style:style>
    <style:style style:name="P24" style:family="paragraph">
      <style:paragraph-properties fo:text-align="center"/>
    </style:style>
    <style:style style:name="T1" style:family="text">
      <style:text-properties fo:font-size="9pt" fo:language="en" fo:country="US" fo:font-style="italic"/>
    </style:style>
    <style:style style:name="T2" style:family="text">
      <style:text-properties fo:font-style="italic"/>
    </style:style>
    <style:style style:name="T3" style:family="text">
      <style:text-properties fo:language="en" fo:country="US"/>
    </style:style>
    <style:style style:name="T4" style:family="text">
      <style:text-properties fo:color="#76923c" style:font-name="Comic Sans MS" fo:font-size="40pt" fo:language="en" fo:country="US" fo:font-style="italic" fo:font-weight="bold"/>
    </style:style>
    <style:style style:name="T5" style:family="text">
      <style:text-properties fo:color="#0070c0" style:font-name="Comic Sans MS" fo:font-size="12pt" fo:language="en" fo:country="US" fo:font-style="italic" fo:font-weight="bold"/>
    </style:style>
    <style:style style:name="T6" style:family="text">
      <style:text-properties style:font-name="Times New Roman1" fo:font-size="9pt" fo:font-style="italic"/>
    </style:style>
    <style:style style:name="T7" style:family="text">
      <style:text-properties style:font-name="Times New Roman1" fo:font-size="9pt" fo:language="en" fo:country="US" fo:font-style="italic"/>
    </style:style>
    <style:style style:name="T8" style:family="text">
      <style:text-properties fo:color="#000000" style:font-name="Bookman Old Style" fo:font-size="12pt" style:font-name-asian="Bookman Old Style" style:font-size-asian="12pt" style:font-name-complex="Bookman Old Style" style:font-size-complex="12pt"/>
    </style:style>
    <style:style style:name="T9" style:family="text">
      <style:text-properties fo:color="#000000" style:font-name="Bookman Old Style" fo:font-size="11.5pt" fo:font-style="italic" style:font-name-asian="Bookman Old Style" style:font-size-asian="11.5pt" style:font-style-asian="italic" style:font-name-complex="Bookman Old Style" style:font-size-complex="11.5pt" style:font-style-complex="italic"/>
    </style:style>
    <style:style style:name="T10" style:family="text">
      <style:text-properties fo:color="#000000" style:font-name="Bookman Old Style" fo:font-size="11.5pt" style:font-name-asian="Bookman Old Style" style:font-size-asian="11.5pt" style:font-name-complex="Bookman Old Style" style:font-size-complex="11.5pt"/>
    </style:style>
    <style:style style:name="T11" style:family="text">
      <style:text-properties fo:color="#000000" style:text-line-through-style="none" style:font-name="Bookman Old Style" fo:font-size="14pt" style:text-underline-style="none" fo:font-weight="bold" style:font-name-asian="Bookman Old Style" style:font-size-asian="14pt" style:font-weight-asian="bold" style:font-name-complex="Bookman Old Style" style:font-size-complex="14pt" style:font-weight-complex="bold"/>
    </style:style>
    <style:style style:name="T12" style:family="text">
      <style:text-properties fo:color="#000000" style:text-line-through-style="none" style:font-name="Bookman Old Style" fo:font-size="11.5pt" fo:font-style="normal" style:text-underline-style="none" style:font-name-asian="Bookman Old Style" style:font-size-asian="11.5pt" style:font-style-asian="normal" style:font-name-complex="Bookman Old Style" style:font-size-complex="11.5pt" style:font-style-complex="normal"/>
    </style:style>
    <style:style style:name="T13" style:family="text">
      <style:text-properties fo:color="#000000" style:text-line-through-style="none" style:font-name="Bookman Old Style" fo:font-size="11.5pt" fo:font-style="italic" style:text-underline-style="none" style:font-name-asian="Bookman Old Style" style:font-size-asian="11.5pt" style:font-style-asian="italic" style:font-name-complex="Bookman Old Style" style:font-size-complex="11.5pt" style:font-style-complex="italic"/>
    </style:style>
    <style:style style:name="T14" style:family="text">
      <style:text-properties fo:color="#000000" style:text-line-through-style="none" style:font-name="Bookman Old Style" fo:font-size="11.5pt" fo:language="ru" fo:country="RU" fo:font-style="normal" style:text-underline-style="none" style:font-name-asian="Bookman Old Style" style:font-size-asian="11.5pt" style:font-style-asian="normal" style:font-name-complex="Bookman Old Style" style:font-size-complex="11.5pt" style:font-style-complex="normal"/>
    </style:style>
    <style:style style:name="T15" style:family="text">
      <style:text-properties fo:color="#000000" style:text-line-through-style="none" style:font-name="Bookman Old Style" fo:font-size="11.5pt" fo:language="en" fo:country="US" fo:font-style="normal" style:text-underline-style="none" fo:font-weight="normal" style:font-name-asian="Bookman Old Style" style:font-size-asian="11.5pt" style:font-style-asian="normal" style:font-weight-asian="normal" style:font-name-complex="Bookman Old Style" style:font-size-complex="11.5pt" style:font-style-complex="normal" style:font-weight-complex="normal"/>
    </style:style>
    <style:style style:name="T16" style:family="text">
      <style:text-properties style:text-line-through-style="none" style:font-name="Bookman Old Style" fo:font-size="14pt" style:text-underline-style="none" fo:font-weight="normal" style:font-name-asian="Bookman Old Style" style:font-size-asian="14pt" style:font-weight-asian="normal" style:font-name-complex="Bookman Old Style" style:font-size-complex="14pt" style:font-weight-complex="normal"/>
    </style:style>
    <style:style style:name="T17" style:family="text">
      <style:text-properties style:text-line-through-style="none" style:font-name="Bookman Old Style" fo:font-size="14pt" style:text-underline-style="none" fo:font-weight="bold" style:font-name-asian="Bookman Old Style" style:font-size-asian="14pt" style:font-weight-asian="bold" style:font-name-complex="Bookman Old Style" style:font-size-complex="14pt" style:font-weight-complex="bold"/>
    </style:style>
    <style:style style:name="T18" style:family="text">
      <style:text-properties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T19" style:family="text">
      <style:text-properties style:text-line-through-style="none" style:font-name="Bookman Old Style" fo:font-size="10pt" fo:language="en" fo:country="US" fo:font-style="normal" style:text-underline-style="none" fo:font-weight="normal" style:font-name-asian="Bookman Old Style" style:font-size-asian="8.75pt" style:font-style-asian="normal" style:font-weight-asian="normal" style:font-name-complex="Bookman Old Style" style:font-size-complex="10pt" style:font-style-complex="normal" style:font-weight-complex="normal"/>
    </style:style>
    <style:style style:name="T20" style:family="text">
      <style:text-properties fo:color="#666600"/>
    </style:style>
    <style:style style:name="T21" style:family="text">
      <style:text-properties fo:color="#666600" style:font-name="Bookman Old Style" fo:font-size="14pt" fo:font-weight="normal" style:font-name-asian="Bookman Old Style" style:font-size-asian="14pt" style:font-weight-asian="normal" style:font-name-complex="Bookman Old Style" style:font-size-complex="14pt" style:font-weight-complex="normal"/>
    </style:style>
    <style:style style:name="T22" style:family="text">
      <style:text-properties fo:color="#666600" style:font-name="Bookman Old Style" fo:font-size="11.5pt" style:font-name-asian="Bookman Old Style" style:font-size-asian="11.5pt" style:font-name-complex="Bookman Old Style" style:font-size-complex="11.5pt"/>
    </style:style>
    <style:style style:name="T23" style:family="text">
      <style:text-properties fo:color="#666600" style:text-line-through-style="none" style:font-name="Bookman Old Style" fo:font-size="11.5pt" fo:font-style="normal" style:text-underline-style="none" style:font-name-asian="Bookman Old Style" style:font-size-asian="11.5pt" style:font-style-asian="normal" style:font-name-complex="Bookman Old Style" style:font-size-complex="11.5pt" style:font-style-complex="normal"/>
    </style:style>
    <style:style style:name="T24" style:family="text">
      <style:text-properties fo:color="#666600" style:text-line-through-style="none" style:font-name="Bookman Old Style" fo:font-size="11.5pt" fo:font-style="normal" style:text-underline-style="none" fo:font-weight="normal" style:font-name-asian="Bookman Old Style" style:font-size-asian="11.5pt" style:font-style-asian="normal" style:font-weight-asian="normal" style:font-name-complex="Bookman Old Style" style:font-size-complex="11.5pt" style:font-style-complex="normal" style:font-weight-complex="normal"/>
    </style:style>
    <style:style style:name="T25" style:family="text">
      <style:text-properties fo:color="#666600" style:text-line-through-style="none" style:font-name="Bookman Old Style" fo:font-size="11.5pt" fo:language="ru" fo:country="RU" fo:font-style="normal" style:text-underline-style="none" style:font-name-asian="Bookman Old Style" style:font-size-asian="11.5pt" style:font-style-asian="normal" style:font-name-complex="Bookman Old Style" style:font-size-complex="11.5pt" style:font-style-complex="normal"/>
    </style:style>
    <style:style style:name="T26" style:family="text">
      <style:text-properties fo:color="#666600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T27" style:family="text">
      <style:text-properties fo:color="#666600" style:text-line-through-style="none" style:font-name="Bookman Old Style" fo:font-size="10pt" fo:language="en" fo:country="US" fo:font-style="normal" style:text-underline-style="none" fo:font-weight="normal" style:font-name-asian="Bookman Old Style" style:font-size-asian="8.75pt" style:font-style-asian="normal" style:font-weight-asian="normal" style:font-name-complex="Bookman Old Style" style:font-size-complex="10pt" style:font-style-complex="normal" style:font-weight-complex="normal"/>
    </style:style>
    <style:style style:name="T28" style:family="text">
      <style:text-properties fo:color="#b3b300" style:font-name="Bookman Old Style" fo:font-size="14pt" fo:font-weight="normal" style:font-name-asian="Bookman Old Style" style:font-size-asian="14pt" style:font-weight-asian="normal" style:font-name-complex="Bookman Old Style" style:font-size-complex="14pt" style:font-weight-complex="normal"/>
    </style:style>
    <style:style style:name="T29" style:family="text">
      <style:text-properties fo:color="#0047ff" style:text-line-through-style="none" style:font-name="Bookman Old Style" fo:font-size="14pt" style:text-underline-style="none" fo:font-weight="normal" style:font-name-asian="Bookman Old Style" style:font-size-asian="14pt" style:font-weight-asian="normal" style:font-name-complex="Bookman Old Style" style:font-size-complex="14pt" style:font-weight-complex="normal"/>
    </style:style>
    <style:style style:name="T30" style:family="text">
      <style:text-properties fo:color="#0047ff" style:text-line-through-style="none" style:font-name="Bookman Old Style" fo:font-size="11.5pt" fo:font-style="italic" style:text-underline-style="none" style:font-name-asian="Bookman Old Style" style:font-size-asian="11.5pt" style:font-style-asian="italic" style:font-name-complex="Bookman Old Style" style:font-size-complex="11.5pt" style:font-style-complex="italic"/>
    </style:style>
    <style:style style:name="T31" style:family="text">
      <style:text-properties fo:color="#0047ff" style:text-line-through-style="none" style:font-name="Bookman Old Style" fo:font-size="11.5pt" fo:font-style="normal" style:text-underline-style="none" style:font-name-asian="Bookman Old Style" style:font-size-asian="11.5pt" style:font-style-asian="normal" style:font-name-complex="Bookman Old Style" style:font-size-complex="11.5pt" style:font-style-complex="normal"/>
    </style:style>
    <style:style style:name="T32" style:family="text">
      <style:text-properties fo:color="#0047ff" style:text-line-through-style="none" style:font-name="Bookman Old Style" fo:font-size="11.5pt" fo:language="en" fo:country="US" fo:font-style="normal" style:text-underline-style="none" fo:font-weight="normal" style:font-name-asian="Bookman Old Style" style:font-size-asian="11.5pt" style:font-style-asian="normal" style:font-weight-asian="normal" style:font-name-complex="Bookman Old Style" style:font-size-complex="11.5pt" style:font-style-complex="normal" style:font-weight-complex="normal"/>
    </style:style>
    <style:style style:name="T33" style:family="text">
      <style:text-properties fo:color="#0047ff" fo:language="en" fo:country="US"/>
    </style:style>
    <style:style style:name="T34" style:family="text">
      <style:text-properties fo:color="#0047ff" style:font-name="Bookman Old Style" fo:font-size="11.5pt" fo:font-style="italic" style:font-name-asian="Bookman Old Style" style:font-size-asian="11.5pt" style:font-style-asian="italic" style:font-name-complex="Bookman Old Style" style:font-size-complex="11.5pt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0" draw:style-name="gr1" draw:text-style-name="P24" svg:x1="0.205cm" svg:y1="1.787cm" svg:x2="16.477cm" svg:y2="1.787cm"><text:p/></draw:line><text:span text:style-name="T4">Document LLS</text:span> <text:span text:style-name="T5">SURVEYS (NOVOROSSIYSK)</text:span> </text:p>
      <table:table table:name="TitleTable" table:style-name="TitleTable">
        <table:table-column table:style-name="TitleTable.A"/>
        <table:table-column table:style-name="TitleTable.B"/>
        <table:table-column table:style-name="TitleTable.C"/>
        <table:table-row>
          <table:table-cell table:style-name="TitleTable.A1" office:value-type="string">
            <text:p text:style-name="P2"><text:span text:style-name="T6">6 </text:span><text:span text:style-name="T7">Pryamaya</text:span><text:span text:style-name="T2"> </text:span><text:span text:style-name="T7">Str</text:span><text:span text:style-name="T6">. </text:span><text:span text:style-name="T7">Novorossiysk <text:s/>353923, Russia</text:span> </text:p>
          </table:table-cell>
          <table:table-cell table:style-name="TitleTable.A1" office:value-type="string">
            <text:p text:style-name="P2"><text:span text:style-name="T7">Tel: 8-961-51-00-392 (Ekaterina)</text:span> </text:p>
          </table:table-cell>
          <table:table-cell table:style-name="TitleTable.A1" office:value-type="string">
            <text:p text:style-name="P2"><text:span text:style-name="T7">E-mail: </text:span><text:a xlink:type="simple" xlink:href="mailto:doka-inspekcia.@yandex.ru">doka-inspekcia.@yandex.ru</text:a> </text:p>
          </table:table-cell>
        </table:table-row>
        <table:table-row>
          <table:table-cell table:style-name="TitleTable.A1" office:value-type="string">
            <text:p text:style-name="P2"><text:span text:style-name="T6">РФ, 353923, г. Новороссийск, ул. Прямая 6</text:span> </text:p>
          </table:table-cell>
          <table:table-cell table:style-name="TitleTable.A1" office:value-type="string">
            <text:p text:style-name="P3"><text:span text:style-name="T6"><text:s text:c="3"/>Тел: 8 918 644 46 28</text:span> </text:p>
          </table:table-cell>
          <table:table-cell table:style-name="TitleTable.A1" office:value-type="string">
            <text:p text:style-name="P2"/>
          </table:table-cell>
        </table:table-row>
      </table:table>
      <text:p text:style-name="P1"><text:a xlink:type="simple" xlink:href="mailto:doka-inspekcia.@yandex.ru"><text:span text:style-name="T1"/></text:a></text:p>
      <text:p text:style-name="P14"/>
      <text:p text:style-name="P1"><text:span text:style-name="T8"><text:s/></text:span><text:span text:style-name="T21">ИНСПЕКЦИЯ ПРОВЕДЕНА ПО ПОРУЧЕНИЮ «ТАНДЕР»</text:span><text:span text:style-name="T28"> </text:span></text:p>
      <text:p text:style-name="P8"><text:span text:style-name="T29">INSPECTION CARRIED OUT AT THE REQUEST “TANDER”</text:span><text:span text:style-name="T11"> </text:span></text:p>
      <text:p text:style-name="P15"/>
      <text:p text:style-name="P11">СЮРВЕЙЕРСКИЙ ОТЧЕТ <text:span text:style-name="T3">{$ReportNumber}</text:span></text:p>
      <text:p text:style-name="P9"><text:span text:style-name="T16">SURVEY REPORT</text:span><text:span text:style-name="T17"> </text:span><text:span text:style-name="T18">{$ReportNumber}</text:span></text:p>
      <text:p text:style-name="P17"/>
      <text:p text:style-name="P17"/>
      <table:table table:name="HeaderTable" table:style-name="HeaderTable">
        <table:table-column table:style-name="HeaderTable.A"/>
        <table:table-column table:style-name="HeaderTable.B"/>
        <table:table-row>
          <table:table-cell table:style-name="HeaderTable.A1" office:value-type="string">
            <text:p text:style-name="P5"><text:span text:style-name="T20">ОТЧЕТ</text:span> / <text:span text:style-name="T33">REPORT:</text:span></text:p>
          </table:table-cell>
          <table:table-cell table:style-name="HeaderTable.B1" office:value-type="string">
            <text:p text:style-name="P6">{$Report}</text:p>
          </table:table-cell>
        </table:table-row>
        <table:table-row>
          <table:table-cell table:style-name="HeaderTable.A2" office:value-type="string">
            <text:p text:style-name="P5"><text:span text:style-name="T20">ГРУЗ </text:span>/ <text:span text:style-name="T33">CARGO:</text:span></text:p>
          </table:table-cell>
          <table:table-cell table:style-name="HeaderTable.B2" office:value-type="string">
            <text:p text:style-name="P6">{$cargoes}</text:p>
          </table:table-cell>
        </table:table-row>
        <table:table-row>
          <table:table-cell table:style-name="HeaderTable.A2" office:value-type="string">
            <text:p text:style-name="P5"><text:span text:style-name="T20">КОЛИЧЕСТВО</text:span> / <text:span text:style-name="T33">QUANTITY:</text:span></text:p>
          </table:table-cell>
          <table:table-cell table:style-name="HeaderTable.B2" office:value-type="string">
            <text:p text:style-name="P6">{$Quantity}</text:p>
          </table:table-cell>
        </table:table-row>
        <table:table-row>
          <table:table-cell table:style-name="HeaderTable.A2" office:value-type="string">
            <text:p text:style-name="P5"><text:span text:style-name="T20">ЗАКАЗ</text:span> / <text:span text:style-name="T33">ORDER:</text:span></text:p>
          </table:table-cell>
          <table:table-cell table:style-name="HeaderTable.B2" office:value-type="string">
            <text:p text:style-name="P6">{$orders}</text:p>
          </table:table-cell>
        </table:table-row>
        <table:table-row>
          <table:table-cell table:style-name="HeaderTable.A2" office:value-type="string">
            <text:p text:style-name="P5"><text:span text:style-name="T20">КОНОСАМЕНТ</text:span> / <text:span text:style-name="T33">B/L:</text:span></text:p>
          </table:table-cell>
          <table:table-cell table:style-name="HeaderTable.B2" office:value-type="string">
            <text:p text:style-name="P6">{$billOfLadings}</text:p>
          </table:table-cell>
        </table:table-row>
        <table:table-row>
          <table:table-cell table:style-name="HeaderTable.A2" office:value-type="string">
            <text:p text:style-name="P5"><text:span text:style-name="T20">ИНВОЙС</text:span> / <text:span text:style-name="T33">INVOICE:</text:span></text:p>
          </table:table-cell>
          <table:table-cell table:style-name="HeaderTable.B2" office:value-type="string">
            <text:p text:style-name="P6">{$invoices}</text:p>
          </table:table-cell>
        </table:table-row>
        <table:table-row>
          <table:table-cell table:style-name="HeaderTable.A2" office:value-type="string">
            <text:p text:style-name="P5"><text:span text:style-name="T20">СУДНО</text:span> / <text:span text:style-name="T33">VESSEL:</text:span></text:p>
          </table:table-cell>
          <table:table-cell table:style-name="HeaderTable.B2" office:value-type="string">
            <text:p text:style-name="P6">{$voyage.vessel.name}</text:p>
          </table:table-cell>
        </table:table-row>
        <table:table-row>
          <table:table-cell table:style-name="HeaderTable.A2" office:value-type="string">
            <text:p text:style-name="P5"><text:span text:style-name="T20">ОТПРАВИТЕЛЬ</text:span> / <text:span text:style-name="T33">SHIPPER:</text:span></text:p>
          </table:table-cell>
          <table:table-cell table:style-name="HeaderTable.B2" office:value-type="string">
            <text:p text:style-name="P6">{$Shipper}</text:p>
          </table:table-cell>
        </table:table-row>
        <table:table-row>
          <table:table-cell table:style-name="HeaderTable.A2" office:value-type="string">
            <text:p text:style-name="P5"><text:span text:style-name="T20">ПОЛУЧАТЕЛЬ</text:span> / <text:span text:style-name="T33">CONSIGNEE:</text:span></text:p>
          </table:table-cell>
          <table:table-cell table:style-name="HeaderTable.B2" office:value-type="string">
            <text:p text:style-name="P6">{$Consignee}</text:p>
          </table:table-cell>
        </table:table-row>
        <table:table-row>
          <table:table-cell table:style-name="HeaderTable.A2" office:value-type="string">
            <text:p text:style-name="P5"><text:span text:style-name="T20">ДАТА</text:span> <text:span text:style-name="T20">ИНСПЕКЦИИ</text:span> / <text:span text:style-name="T33">DATE OF INSPECTION:</text:span></text:p>
          </table:table-cell>
          <table:table-cell table:style-name="HeaderTable.B2" office:value-type="string">
            <text:p text:style-name="P6">{$InpectionDate}</text:p>
          </table:table-cell>
        </table:table-row>
        <table:table-row>
          <table:table-cell table:style-name="HeaderTable.A2" office:value-type="string">
            <text:p text:style-name="P5"><text:span text:style-name="T20">МЕСТО</text:span> <text:span text:style-name="T20">ПРОВЕДЕНИЯ</text:span> <text:span text:style-name="T20">ИНСПЕКЦИИ</text:span> /</text:p>
            <text:p text:style-name="P7">PLACE OF INSPECTION:</text:p>
          </table:table-cell>
          <table:table-cell table:style-name="HeaderTable.B11" office:value-type="string">
            <text:p text:style-name="P6">{$InspectionPlace}</text:p>
          </table:table-cell>
        </table:table-row>
      </table:table>
      <text:p text:style-name="P17"/>
      <text:p text:style-name="P17"/>
      <text:p text:style-name="P18"/>
      <text:p text:style-name="P12"><text:span text:style-name="T8"><text:s/></text:span><text:span text:style-name="T22">Наш сюрвейер имел инструкцию</text:span><text:span text:style-name="T10"> / </text:span><text:span text:style-name="T34">We were assigned to:</text:span><text:span text:style-name="T9"> </text:span></text:p>
      <text:p text:style-name="P16"/>
      <text:list xml:id="list30135347" text:style-name="L1">
        <text:list-item>
          <text:p text:style-name="P19"><text:span text:style-name="T23">Произвести осмотр груза</text:span><text:span text:style-name="T12"> / </text:span><text:span text:style-name="T30">Inspect the good;</text:span><text:span text:style-name="T13"> </text:span></text:p>
        </text:list-item>
        <text:list-item>
          <text:p text:style-name="P19"><text:span text:style-name="T23">Провести экспертизу качества груза</text:span><text:span text:style-name="T12"> / </text:span><text:span text:style-name="T30">Quality expertise of the cargo</text:span><text:span text:style-name="T13">; </text:span></text:p>
        </text:list-item>
        <text:list-item>
          <text:p text:style-name="P20"><text:span text:style-name="T23">Установить причины и характер повреждений.</text:span><text:span text:style-name="T12"> / </text:span><text:span text:style-name="T30">Determine the causes and origins of the damage.</text:span><text:span text:style-name="T13"> </text:span></text:p>
        </text:list-item>
      </text:list>
      <text:p text:style-name="P21"/>
      <text:p text:style-name="P13"><text:span text:style-name="T12"><text:s/></text:span><text:span text:style-name="T25">РЕЗУЛЬТАТЫ ИНСПЕКЦИИ</text:span><text:span text:style-name="T14"> / </text:span><text:span text:style-name="T31">SURVEY RESULTS</text:span><text:span text:style-name="T12">:</text:span></text:p>
      <text:list xml:id="list30155666" text:style-name="L2">
        <text:list-item>
          <text:p text:style-name="P22"><text:span text:style-name="T24">Осмотр груза </text:span><text:span text:style-name="T15">/ </text:span><text:span text:style-name="T32">Cargo inspection</text:span></text:p>
        </text:list-item>
      </text:list>
      <text:p text:style-name="P10"><text:span text:style-name="T18"><text:s text:c="2"/></text:span><text:span text:style-name="T26">{</text:span><text:span text:style-name="T27">$CargoInspectionRus</text:span><text:span text:style-name="T26">}</text:span><text:span text:style-name="T18"> / {</text:span><text:span text:style-name="T19">$CargoInspectionEng</text:span><text:span text:style-name="T18">}</text:span></text:p>
      <table:table table:name="CargoInspectionTable" table:style-name="CargoInspectionTable">
        <table:table-column table:style-name="CargoInspectionTable.A"/>
        <table:table-column table:style-name="CargoInspectionTable.B"/>
        <table:table-row>
          <table:table-cell table:style-name="CargoInspectionTable.A1" office:value-type="string">
            <text:p text:style-name="P4"/>
          </table:table-cell>
          <table:table-cell table:style-name="CargoInspectionTable.A1" office:value-type="string">
            <text:p text:style-name="P4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Bookman Old Style" svg:font-family="'Bookman Old Style', 'Bookman Old Style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Bookman Old Style" fo:font-size="12pt" style:font-name-asian="Bookman Old Style" style:font-size-asian="12pt" style:font-name-complex="Bookman Old Sty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5T09:43:35.13</meta:creation-date>
    <dc:date>2011-07-07T16:01:08.88</dc:date>
    <meta:editing-duration>PT7H14M23S</meta:editing-duration>
    <meta:editing-cycles>24</meta:editing-cycles>
    <meta:generator>LibreOffice/3.3$Win32 LibreOffice_project/330m19$Build-202</meta:generator>
    <meta:document-statistic meta:table-count="3" meta:image-count="0" meta:object-count="0" meta:page-count="1" meta:paragraph-count="40" meta:word-count="155" meta:character-count="1132"/>
  </office:meta>
</office:document-meta>
</file>